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A0000017527A562ADBA3CF898.jpg" manifest:media-type="image/jpeg"/>
  <manifest:file-entry manifest:full-path="Pictures/1000000000000253000001152092FF4F8EB7C2F5.jpg" manifest:media-type="image/jpeg"/>
  <manifest:file-entry manifest:full-path="Pictures/10000000000002580000018F63357D7DEBD67E26.jpg" manifest:media-type="image/jpeg"/>
  <manifest:file-entry manifest:full-path="Pictures/100000000000025800000162C29DEED28DED6C57.jpg" manifest:media-type="image/jpeg"/>
  <manifest:file-entry manifest:full-path="Pictures/10000000000002580000018027E111C6233F9B11.jpg" manifest:media-type="image/jpeg"/>
  <manifest:file-entry manifest:full-path="Pictures/100000000000019000000139DF1F40A19498A720.jpg" manifest:media-type="image/jpeg"/>
  <manifest:file-entry manifest:full-path="Pictures/10000000000000AF000000AF8512FDD4040A4A02.jpg" manifest:media-type="image/jpeg"/>
  <manifest:file-entry manifest:full-path="Pictures/100000000000025D000001C6DA53A0862DED4C74.jpg" manifest:media-type="image/jpeg"/>
  <manifest:file-entry manifest:full-path="Pictures/100000000000012B000000A87D2F9171B882343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g>
          <draw:frame draw:style-name="gr1" draw:text-style-name="P1" draw:layer="layout" svg:width="6cm" svg:height="3.84cm" svg:x="1cm" svg:y="5.5cm">
            <draw:image xlink:href="Pictures/10000000000002580000018027E111C6233F9B11.jpg" xlink:type="simple" xlink:show="embed" xlink:actuate="onLoad">
              <text:p/>
            </draw:image>
          </draw:frame>
          <draw:frame draw:style-name="gr1" draw:text-style-name="P1" draw:layer="layout" svg:width="6cm" svg:height="4.3cm" svg:x="7cm" svg:y="14cm">
            <draw:image xlink:href="Pictures/100000000000019000000139DF1F40A19498A720.jpg" xlink:type="simple" xlink:show="embed" xlink:actuate="onLoad">
              <text:p/>
            </draw:image>
          </draw:frame>
          <draw:frame draw:style-name="gr1" draw:text-style-name="P1" draw:layer="layout" svg:width="6cm" svg:height="4.51cm" svg:x="1cm" svg:y="1cm">
            <draw:image xlink:href="Pictures/100000000000025D000001C6DA53A0862DED4C74.jpg" xlink:type="simple" xlink:show="embed" xlink:actuate="onLoad">
              <text:p/>
            </draw:image>
          </draw:frame>
          <draw:frame draw:style-name="gr1" draw:text-style-name="P1" draw:layer="layout" svg:width="6cm" svg:height="3.37cm" svg:x="1cm" svg:y="9.3cm">
            <draw:image xlink:href="Pictures/100000000000012B000000A87D2F9171B8823431.jpg" xlink:type="simple" xlink:show="embed" xlink:actuate="onLoad">
              <text:p/>
            </draw:image>
          </draw:frame>
          <draw:frame draw:style-name="gr1" draw:text-style-name="P1" draw:layer="layout" svg:width="6cm" svg:height="3.99cm" svg:x="7cm" svg:y="1.01cm">
            <draw:image xlink:href="Pictures/10000000000002580000018F63357D7DEBD67E26.jpg" xlink:type="simple" xlink:show="embed" xlink:actuate="onLoad">
              <text:p/>
            </draw:image>
          </draw:frame>
          <draw:frame draw:style-name="gr1" draw:text-style-name="P1" draw:layer="layout" svg:width="6cm" svg:height="3cm" svg:x="1cm" svg:y="15.36cm">
            <draw:image xlink:href="Pictures/100000000000025800000162C29DEED28DED6C57.jpg" xlink:type="simple" xlink:show="embed" xlink:actuate="onLoad">
              <text:p/>
            </draw:image>
          </draw:frame>
          <draw:frame draw:style-name="gr1" draw:text-style-name="P1" draw:layer="layout" svg:width="6cm" svg:height="2.79cm" svg:x="1cm" svg:y="12.61cm">
            <draw:image xlink:href="Pictures/1000000000000253000001152092FF4F8EB7C2F5.jpg" xlink:type="simple" xlink:show="embed" xlink:actuate="onLoad">
              <text:p/>
            </draw:image>
          </draw:frame>
          <draw:frame draw:style-name="gr1" draw:text-style-name="P1" draw:layer="layout" svg:width="6cm" svg:height="6cm" svg:x="7cm" svg:y="8cm">
            <draw:image xlink:href="Pictures/10000000000000AF000000AF8512FDD4040A4A02.jpg" xlink:type="simple" xlink:show="embed" xlink:actuate="onLoad">
              <text:p/>
            </draw:image>
          </draw:frame>
          <draw:frame draw:style-name="gr1" draw:text-style-name="P1" draw:layer="layout" svg:width="6cm" svg:height="3.07cm" svg:x="7cm" svg:y="4.93cm">
            <draw:image xlink:href="Pictures/10000000000002DA0000017527A562ADBA3CF898.jp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3T19:15:41.536373242</meta:creation-date>
    <dc:date>2017-08-23T19:25:47.488986243</dc:date>
    <meta:editing-duration>PT10M6S</meta:editing-duration>
    <meta:editing-cycles>1</meta:editing-cycles>
    <meta:document-statistic meta:object-count="10"/>
    <meta:generator>LibreOffice/5.1.6.2$Linux_X86_64 LibreOffice_project/10m0$Build-2</meta:generator>
  </office:meta>
</office:document-meta>
</file>